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e13a7" officeooo:paragraph-rsid="000e13a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13a7" officeooo:paragraph-rsid="000e13a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e13a7" officeooo:paragraph-rsid="004badd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e13a7" officeooo:paragraph-rsid="004c9ca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ed0b9" officeooo:paragraph-rsid="000ed0b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ed0b9" officeooo:paragraph-rsid="0010044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ed0b9" officeooo:paragraph-rsid="00166c3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ed0b9" officeooo:paragraph-rsid="001917b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ed0b9" officeooo:paragraph-rsid="0021198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ed0b9" officeooo:paragraph-rsid="0022925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d0b9" officeooo:paragraph-rsid="003de22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d0b9" officeooo:paragraph-rsid="0044361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d0b9" officeooo:paragraph-rsid="004d003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00442" officeooo:paragraph-rsid="0010044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1507b" officeooo:paragraph-rsid="0011507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1507b" officeooo:paragraph-rsid="00121fa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21fa4" officeooo:paragraph-rsid="00121fa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21fa4" officeooo:paragraph-rsid="001c2cd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4a8e4" officeooo:paragraph-rsid="0014a8e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2925c" officeooo:paragraph-rsid="0022925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348ef" officeooo:paragraph-rsid="003348e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469b5" officeooo:paragraph-rsid="003469b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a66ed" officeooo:paragraph-rsid="003a66e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a66ed" officeooo:paragraph-rsid="003b9bd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a66ed" officeooo:paragraph-rsid="0044db6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4c9ca7" officeooo:paragraph-rsid="004c9ca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badde" officeooo:paragraph-rsid="004badd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c719f" officeooo:paragraph-rsid="004c719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4d0031" officeooo:paragraph-rsid="004d003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paragraph-rsid="004badde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paragraph-rsid="004c719f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paragraph-rsid="004c9ca7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e13a7" officeooo:paragraph-rsid="000e13a7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ed0b9" officeooo:paragraph-rsid="000ed0b9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f185d" officeooo:paragraph-rsid="000f185d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11507b" officeooo:paragraph-rsid="0011507b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3a66ed" officeooo:paragraph-rsid="003a66ed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4badde" officeooo:paragraph-rsid="0054a4d3" style:font-size-asian="10.5pt" style:font-weight-asian="normal" style:font-size-complex="12pt" style:font-weight-complex="normal"/>
    </style:style>
    <style:style style:name="T1" style:family="text">
      <style:text-properties officeooo:rsid="000f185d"/>
    </style:style>
    <style:style style:name="T2" style:family="text">
      <style:text-properties officeooo:rsid="00100442"/>
    </style:style>
    <style:style style:name="T3" style:family="text">
      <style:text-properties officeooo:rsid="0011507b"/>
    </style:style>
    <style:style style:name="T4" style:family="text">
      <style:text-properties officeooo:rsid="00121fa4"/>
    </style:style>
    <style:style style:name="T5" style:family="text">
      <style:text-properties officeooo:rsid="0014a8e4"/>
    </style:style>
    <style:style style:name="T6" style:family="text">
      <style:text-properties officeooo:rsid="00166c34"/>
    </style:style>
    <style:style style:name="T7" style:family="text">
      <style:text-properties officeooo:rsid="001797b3"/>
    </style:style>
    <style:style style:name="T8" style:family="text">
      <style:text-properties officeooo:rsid="001917b2"/>
    </style:style>
    <style:style style:name="T9" style:family="text">
      <style:text-properties officeooo:rsid="001a3e98"/>
    </style:style>
    <style:style style:name="T10" style:family="text">
      <style:text-properties officeooo:rsid="001c2cd1"/>
    </style:style>
    <style:style style:name="T11" style:family="text">
      <style:text-properties officeooo:rsid="001ddffc"/>
    </style:style>
    <style:style style:name="T12" style:family="text">
      <style:text-properties officeooo:rsid="0021198a"/>
    </style:style>
    <style:style style:name="T13" style:family="text">
      <style:text-properties officeooo:rsid="0022925c"/>
    </style:style>
    <style:style style:name="T14" style:family="text">
      <style:text-properties officeooo:rsid="002310d1"/>
    </style:style>
    <style:style style:name="T15" style:family="text">
      <style:text-properties officeooo:rsid="0027590e"/>
    </style:style>
    <style:style style:name="T16" style:family="text">
      <style:text-properties officeooo:rsid="003a66ed"/>
    </style:style>
    <style:style style:name="T17" style:family="text">
      <style:text-properties officeooo:rsid="003de22e"/>
    </style:style>
    <style:style style:name="T18" style:family="text">
      <style:text-properties officeooo:rsid="004293e1"/>
    </style:style>
    <style:style style:name="T19" style:family="text">
      <style:text-properties officeooo:rsid="0044db68"/>
    </style:style>
    <style:style style:name="T20" style:family="text">
      <style:text-properties officeooo:rsid="0045986e"/>
    </style:style>
    <style:style style:name="T21" style:family="text">
      <style:text-properties officeooo:rsid="000e13a7" style:font-size-asian="10.5pt" style:font-weight-asian="normal" style:font-size-complex="12pt" style:font-weight-complex="normal"/>
    </style:style>
    <style:style style:name="T22" style:family="text">
      <style:text-properties officeooo:rsid="004badde" style:font-size-asian="10.5pt" style:font-weight-asian="normal" style:font-size-complex="12pt" style:font-weight-complex="normal"/>
    </style:style>
    <style:style style:name="T23" style:family="text">
      <style:text-properties officeooo:rsid="004c719f" style:font-size-asian="10.5pt" style:font-weight-asian="normal" style:font-size-complex="12pt" style:font-weight-complex="normal"/>
    </style:style>
    <style:style style:name="T24" style:family="text">
      <style:text-properties officeooo:rsid="004c9ca7" style:font-size-asian="10.5pt" style:font-weight-asian="normal" style:font-size-complex="12pt" style:font-weight-complex="normal"/>
    </style:style>
    <style:style style:name="T25" style:family="text">
      <style:text-properties officeooo:rsid="004d0031"/>
    </style:style>
    <style:style style:name="T26" style:family="text">
      <style:text-properties officeooo:rsid="004e4abf"/>
    </style:style>
    <style:style style:name="T27" style:family="text">
      <style:text-properties officeooo:rsid="0054a4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Documentation du Projet M_Game</text:p>
      <text:p text:style-name="P2"/>
      <text:p text:style-name="P21">Résolution du jeu : 480x270</text:p>
      <text:p text:style-name="P2"/>
      <text:p text:style-name="P33">Sommaire :</text:p>
      <text:p text:style-name="P2"/>
      <text:p text:style-name="P2">- Objectifs</text:p>
      <text:p text:style-name="P2">- <text:span text:style-name="T1">Structures</text:span></text:p>
      <text:p text:style-name="P2">- Fonctions</text:p>
      <text:p text:style-name="P2">- Construction des fichiers d’Entity</text:p>
      <text:p text:style-name="P2">- <text:span text:style-name="T3">Construction des fichiers Room</text:span></text:p>
      <text:p text:style-name="P2">- <text:span text:style-name="T16">Liste des Id</text:span></text:p>
      <text:p text:style-name="P2"/>
      <text:p text:style-name="P33">Objectifs :</text:p>
      <text:p text:style-name="P2"/>
      <text:p text:style-name="P2">fonctions :</text:p>
      <text:p text:style-name="P2">- <text:span text:style-name="T12">rotate_Entity</text:span></text:p>
      <text:p text:style-name="P2"/>
      <text:p text:style-name="P35">Structures :</text:p>
      <text:p text:style-name="P2"/>
      <text:p text:style-name="P2">- <text:span text:style-name="T1">Input :<text:tab/><text:tab/>{ key[SDL_NUM_SCANCODES]<text:tab/>: tableau des scancodes (touches <text:tab/><text:tab/><text:tab/><text:tab/><text:tab/><text:tab/><text:tab/><text:tab/><text:tab/><text:tab/>physiques du clavier)</text:span></text:p>
      <text:p text:style-name="P2"><text:tab/><text:tab/><text:tab/><text:span text:style-name="T1">{ quit<text:tab/><text:tab/><text:tab/><text:tab/><text:tab/>: booléen</text:span></text:p>
      <text:p text:style-name="P2"/>
      <text:p text:style-name="P2"/>
      <text:p text:style-name="P32"><text:span text:style-name="T21">- </text:span><text:span text:style-name="T24">Hitbox<text:tab/><text:tab/>{A<text:tab/>: SDL_Point correspondant au premier point du segment</text:span></text:p>
      <text:p text:style-name="P26"><text:tab/><text:tab/><text:tab/>{B<text:tab/>: SDL_Point correspondant au second point du segment</text:p>
      <text:p text:style-name="P4"/>
      <text:p text:style-name="P4"/>
      <text:p text:style-name="P32"><text:span text:style-name="T21">-</text:span><text:span text:style-name="T22">Entity<text:tab/><text:tab/><text:tab/>{Id<text:tab/><text:tab/><text:tab/>: entier correspondent à l’identifiant de l’entité</text:span></text:p>
      <text:p text:style-name="P27"><text:tab/><text:tab/><text:tab/><text:tab/><text:tab/><text:tab/> <text:s/>(commun à plusieurs instances d’une même entité)</text:p>
      <text:p text:style-name="P38"><text:tab/><text:tab/><text:tab/>{*<text:span text:style-name="T27">infos<text:tab/><text:tab/>: pointeur vers une structure quelconque spécifique à</text:span></text:p>
      <text:p text:style-name="P38"><text:span text:style-name="T27"><text:tab/><text:tab/><text:tab/><text:tab/><text:tab/><text:tab/><text:tab/>l’Id de l’entité</text:span></text:p>
      <text:p text:style-name="P30"><text:span text:style-name="T22"><text:tab/><text:tab/><text:tab/>{*texture<text:tab/><text:tab/>: </text:span><text:span text:style-name="T23">pointeur vers la </text:span><text:span text:style-name="T22">SDL_Texture de l’entité</text:span></text:p>
      <text:p text:style-name="P27"><text:tab/><text:tab/><text:tab/>{nb_sprites<text:tab/><text:tab/>: entier correspondant au nombre de sprites contenus</text:p>
      <text:p text:style-name="P27"><text:tab/><text:tab/><text:tab/><text:tab/><text:tab/><text:tab/><text:tab/>dans/sur la texture</text:p>
      <text:p text:style-name="P27"><text:tab/><text:tab/><text:tab/>{hauteur_sprite<text:tab/>: entier correspondant au nombre de pixels d’un sprite</text:p>
      <text:p text:style-name="P27"><text:tab/><text:tab/><text:tab/><text:tab/><text:tab/><text:tab/><text:tab/>en hauteur</text:p>
      <text:p text:style-name="P27"><text:tab/><text:tab/><text:tab/>{largeur_sprite<text:tab/>: entier correspondant au nombre de pixels d’un sprite</text:p>
      <text:p text:style-name="P27"><text:tab/><text:tab/><text:tab/><text:tab/><text:tab/><text:tab/><text:tab/>en largeur</text:p>
      <text:p text:style-name="P31"><text:span text:style-name="T22"><text:tab/><text:tab/><text:tab/>{src_render_texture<text:tab/><text:tab/>: </text:span><text:span text:style-name="T23">SDL_Rect correspondant à la partie de la</text:span></text:p>
      <text:p text:style-name="P28"><text:tab/><text:tab/><text:tab/><text:tab/><text:tab/><text:tab/><text:tab/> texture actuellement sélectionnée (càd le sprite)</text:p>
      <text:p text:style-name="P31"><text:span text:style-name="T22"><text:tab/><text:tab/><text:tab/>{target_render_texture<text:tab/>: </text:span><text:span text:style-name="T23">SDL_Rect correspondant à l’emplacement au</text:span></text:p>
      <text:p text:style-name="P28"><text:tab/><text:tab/><text:tab/><text:tab/><text:tab/><text:tab/><text:tab/> sera affichée la partie de la texture sélectionnée</text:p>
      <text:p text:style-name="P28"><text:tab/><text:tab/><text:tab/>{nb_segments<text:tab/><text:tab/>: entier correspondant au nombre de segments qui</text:p>
      <text:p text:style-name="P28"><text:tab/><text:tab/><text:tab/><text:tab/><text:tab/><text:tab/><text:tab/>composent la hitbox de l’entité</text:p>
      <text:p text:style-name="P32"><text:span text:style-name="T23"><text:tab/><text:tab/><text:tab/>{*hitbox<text:tab/><text:tab/>: pointeur vers </text:span><text:span text:style-name="T24">un tableau</text:span><text:span text:style-name="T23"> Hitbox[nb_segments]</text:span></text:p>
      <text:p text:style-name="P32"><text:span text:style-name="T23"><text:tab/><text:tab/><text:tab/><text:tab/><text:tab/><text:tab/><text:tab/></text:span><text:span text:style-name="T24">correspondant à la hitbox</text:span><text:span text:style-name="T23"> de l’entité</text:span></text:p>
      <text:p text:style-name="P28"><text:tab/><text:tab/><text:tab/>{x<text:tab/><text:tab/><text:tab/>: entier correspondant à la coordonnée x du milieu de</text:p>
      <text:p text:style-name="P28"><text:soft-page-break/><text:tab/><text:tab/><text:tab/><text:tab/><text:tab/><text:tab/><text:tab/>l’entité par rapport à l’origine de l’écran</text:p>
      <text:p text:style-name="P28"><text:tab/><text:tab/><text:tab/>{y<text:tab/><text:tab/><text:tab/>: entier correspondant à la coordonnée y du milieu de</text:p>
      <text:p text:style-name="P28"><text:tab/><text:tab/><text:tab/><text:tab/><text:tab/><text:tab/><text:tab/>l’entité par rapport à l’origine de l’écran</text:p>
      <text:p text:style-name="P28"><text:tab/><text:tab/><text:tab/>{type<text:tab/><text:tab/><text:tab/>: entier correspondant au type de l’entité</text:p>
      <text:p text:style-name="P28"><text:tab/><text:tab/><text:tab/>{*suivant<text:tab/><text:tab/>: pointeur vers l’entité suivante de la liste des entités</text:p>
      <text:p text:style-name="P3"/>
      <text:p text:style-name="P3"/>
      <text:p text:style-name="P34">Fonctions :</text:p>
      <text:p text:style-name="P5"/>
      <text:p text:style-name="P5">- <text:span text:style-name="T2">updateEvent(*input) :<text:tab/>- prend en paramètre un pointeur vers une structure Input</text:span></text:p>
      <text:p text:style-name="P6"><text:tab/><text:tab/><text:tab/><text:tab/>- <text:span text:style-name="T2">met à jour la structure Input avec les inputs reçus depuis le dernier</text:span></text:p>
      <text:p text:style-name="P14"><text:tab/><text:tab/><text:tab/><text:tab/><text:tab/>appel à cette fonction</text:p>
      <text:p text:style-name="P5"><text:tab/><text:tab/><text:tab/><text:tab/>- <text:span text:style-name="T2">ne renvoie rien</text:span></text:p>
      <text:p text:style-name="P5"/>
      <text:p text:style-name="P5">- <text:span text:style-name="T25">Initialisation(**window, **renderer, **icone, *liste, statut) :</text:span></text:p>
      <text:p text:style-name="P13"><text:tab/><text:tab/>- <text:span text:style-name="T25">prend en paramètre :</text:span></text:p>
      <text:p text:style-name="P13"><text:span text:style-name="T25"><text:tab/><text:tab/><text:tab/>les pointeurs vers les pointeurs </text:span><text:span text:style-name="T26">(</text:span><text:span text:style-name="T25">nulls</text:span><text:span text:style-name="T26">)</text:span><text:span text:style-name="T25"> *window, *renderer et *icone ;</text:span></text:p>
      <text:p text:style-name="P5"><text:tab/><text:tab/><text:tab/><text:span text:style-name="T25">un pointeur vers la liste d’entités (initialisée avec l’entité indestructible)</text:span></text:p>
      <text:p text:style-name="P5"><text:tab/><text:tab/><text:tab/><text:span text:style-name="T25">le statut à renvoyer lors de l’arrêt du programme</text:span></text:p>
      <text:p text:style-name="P5"><text:tab/><text:tab/>- <text:span text:style-name="T25">initialise la SDL, crée la fenêtre et le renderer</text:span></text:p>
      <text:p text:style-name="P13"><text:tab/><text:tab/>- <text:span text:style-name="T25">la fenêtre est mise dans *window ; le renderer est mis dans *renderer, l’icône de la</text:span></text:p>
      <text:p text:style-name="P29"><text:tab/><text:tab/><text:tab/>fenêtre est mise dans *icone</text:p>
      <text:p text:style-name="P13"><text:tab/><text:tab/>- <text:span text:style-name="T25">si une opération ne se déroule pas correctement, la fonction Quit est appelée</text:span></text:p>
      <text:p text:style-name="P5"/>
      <text:p text:style-name="P5">- <text:span text:style-name="T25">Quit(*window, *renderer, *icone, *liste, statut) :</text:span></text:p>
      <text:p text:style-name="P13"><text:tab/><text:tab/>- <text:span text:style-name="T25">prend en paramètre les pointeurs vers la fenêtre, le renderer, l’icône de la fenêtre et</text:span></text:p>
      <text:p text:style-name="P29"><text:tab/><text:tab/><text:tab/>la liste des entités ainsi que le statut à renvoyer lors de l’arrêt du programme</text:p>
      <text:p text:style-name="P13"><text:tab/><text:tab/>- <text:span text:style-name="T25">libère toutes les ressources prises par le programme de sorte qu’aucune mémoire</text:span></text:p>
      <text:p text:style-name="P29"><text:tab/><text:tab/><text:tab/>vive ne soit perdue puis provoque l’arrêt du programme</text:p>
      <text:p text:style-name="P5"/>
      <text:p text:style-name="P5">- </text:p>
      <text:p text:style-name="P5"/>
      <text:p text:style-name="P34">Construction des fichiers d’Entity :</text:p>
      <text:p text:style-name="P5"/>
      <text:p text:style-name="P19">Un ficher data d’une entité contient <text:span text:style-name="T10">(dans l’ordre, avec des espaces entre chaque)</text:span>:</text:p>
      <text:p text:style-name="P19"/>
      <text:p text:style-name="P19">- <text:span text:style-name="T13">un </text:span><text:span text:style-name="T15">entier</text:span><text:span text:style-name="T13"> correspondant à l’identifiant (Id) de l’entité (Attention : l’identifiant n’est pas unique, il est le même pour toutes les instances d’une même entité)</text:span></text:p>
      <text:p text:style-name="P5">- <text:span text:style-name="T5">une chaîne de caractères correspondant au chemin de la texture de l’entité</text:span></text:p>
      <text:p text:style-name="P5">- <text:span text:style-name="T5">un entier </text:span><text:span text:style-name="T6">correspondant au nombre de sprites de la texture</text:span></text:p>
      <text:p text:style-name="P5">- <text:span text:style-name="T6">un entier correspondant au nombre de pixels en hauteur d’un sprite</text:span></text:p>
      <text:p text:style-name="P5">- <text:span text:style-name="T6">un entier correspondant au nombre de pixels en largeur d’un sprite</text:span></text:p>
      <text:p text:style-name="P5">- <text:span text:style-name="T6">un entier correspondant au x du point en haut à gauche d’un sprite (par rapport au x = 0 de l’entité)</text:span></text:p>
      <text:p text:style-name="P7">- <text:span text:style-name="T6">un entier correspondant au y du point en haut à gauche d’un sprite (par rapport au y = 0 de l’entité)</text:span></text:p>
      <text:p text:style-name="P7">- <text:span text:style-name="T7">un entier correspondant au type de l’entité :</text:span></text:p>
      <text:p text:style-name="P7"><text:tab/>- <text:span text:style-name="T18">0 : entité « indestructible », premier élément de la liste des entités</text:span></text:p>
      <text:p text:style-name="P7"><text:tab/>- <text:span text:style-name="T7">1 : mob hostile</text:span></text:p>
      <text:p text:style-name="P12"><text:tab/>- <text:span text:style-name="T9">2</text:span><text:span text:style-name="T7"> : pla</text:span><text:span text:style-name="T9">teforme</text:span></text:p>
      <text:p text:style-name="P7"><text:tab/>- <text:span text:style-name="T9">3</text:span><text:span text:style-name="T7"> : porte</text:span></text:p>
      <text:p text:style-name="P7"><text:tab/>- <text:span text:style-name="T11">4 : joueur</text:span></text:p>
      <text:p text:style-name="P7"><text:tab/>- <text:span text:style-name="T12">5 : bouton de menu</text:span></text:p>
      <text:p text:style-name="P7"><text:tab/>- <text:span text:style-name="T17">6 : foreground</text:span></text:p>
      <text:p text:style-name="P7"><text:soft-page-break/><text:tab/>- <text:span text:style-name="T17">7 : background</text:span></text:p>
      <text:p text:style-name="P9"/>
      <text:p text:style-name="P9"/>
      <text:p text:style-name="P7">- <text:span text:style-name="T7">un entier correspondant au nombre de segments qui composent la hitbox de l’entité</text:span></text:p>
      <text:p text:style-name="P7">- <text:span text:style-name="T7">pour chaque segment :</text:span></text:p>
      <text:p text:style-name="P7"><text:tab/>- <text:span text:style-name="T8">un entier correspondant au x du point A de ce segment</text:span></text:p>
      <text:p text:style-name="P7"><text:tab/>- <text:span text:style-name="T8">un entier correspondant au y du point A de ce segment</text:span></text:p>
      <text:p text:style-name="P8"><text:tab/>- <text:span text:style-name="T8">un entier correspondant au x du point B de ce segment</text:span></text:p>
      <text:p text:style-name="P8"><text:tab/>- <text:span text:style-name="T8">un entier correspondant au y du point B de ce segment</text:span></text:p>
      <text:p text:style-name="P5"/>
      <text:p text:style-name="P15"/>
      <text:p text:style-name="P36">Construction des fichiers Room :</text:p>
      <text:p text:style-name="P15"/>
      <text:p text:style-name="P18">Un fichier data d’une salle contient <text:span text:style-name="T10">(dans l’ordre, avec des espaces entre chaque)</text:span>:</text:p>
      <text:p text:style-name="P17">- un entier correspondant au nombre d’entités contenues dans la salle</text:p>
      <text:p text:style-name="P17">- pour chaque entité :</text:p>
      <text:p text:style-name="P17"><text:tab/>- une chaîne de caractères correspondant au chemin du fichier data de l’entité</text:p>
      <text:p text:style-name="P15"><text:tab/>- <text:span text:style-name="T4">un entier correspondant au x de l’entité par rapport au x = 0 de la salle</text:span></text:p>
      <text:p text:style-name="P16"><text:tab/>- <text:span text:style-name="T4">un entier correspondant au y de l’entité par rapport au y = 0 de la salle</text:span></text:p>
      <text:p text:style-name="P22"/>
      <text:p text:style-name="P22"/>
      <text:p text:style-name="P37">Liste des Id :</text:p>
      <text:p text:style-name="P23"/>
      <text:p text:style-name="P23">0 : test</text:p>
      <text:p text:style-name="P23">1 : <text:span text:style-name="T19">player</text:span></text:p>
      <text:p text:style-name="P23">2 : </text:p>
      <text:p text:style-name="P23">3 : </text:p>
      <text:p text:style-name="P23">4 : </text:p>
      <text:p text:style-name="P23">5 : </text:p>
      <text:p text:style-name="P24">6 : </text:p>
      <text:p text:style-name="P24">7 : </text:p>
      <text:p text:style-name="P24">8 : </text:p>
      <text:p text:style-name="P24">9 : </text:p>
      <text:p text:style-name="P24">10 : </text:p>
      <text:p text:style-name="P25">11 : </text:p>
      <text:p text:style-name="P25">12 : </text:p>
      <text:p text:style-name="P24">13 : </text:p>
      <text:p text:style-name="P24">14 : </text:p>
      <text:p text:style-name="P24">15 : </text:p>
      <text:p text:style-name="P24">16 : </text:p>
      <text:p text:style-name="P23">17 : <text:span text:style-name="T20">save_room</text:span></text:p>
      <text:p text:style-name="P23">18 : </text:p>
      <text:p text:style-name="P23">19 : </text:p>
      <text:p text:style-name="P23">20 : </text:p>
      <text:p text:style-name="P23">21 : </text:p>
      <text:p text:style-name="P23">22 : </text:p>
      <text:p text:style-name="P23">23 : </text:p>
      <text:p text:style-name="P23">24 : </text:p>
      <text:p text:style-name="P23">25 : </text:p>
      <text:p text:style-name="P23">26 : </text:p>
      <text:p text:style-name="P23">27 : </text:p>
      <text:p text:style-name="P23">28 : </text:p>
      <text:p text:style-name="P23"><text:soft-page-break/>29 : </text:p>
      <text:p text:style-name="P23">30 : 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23:38:42.220210410</meta:creation-date>
    <dc:date>2024-04-20T17:54:56.645035743</dc:date>
    <meta:editing-duration>PT17H22M11S</meta:editing-duration>
    <meta:editing-cycles>50</meta:editing-cycles>
    <meta:generator>LibreOffice/7.3.7.2$Linux_X86_64 LibreOffice_project/30$Build-2</meta:generator>
    <meta:document-statistic meta:table-count="0" meta:image-count="0" meta:object-count="0" meta:page-count="4" meta:paragraph-count="125" meta:word-count="853" meta:character-count="4893" meta:non-whitespace-character-count="3920"/>
  </office:meta>
</office:document-meta>
</file>